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Anglais">
      <style:text-properties fo:language="en" fo:country="GB" officeooo:rsid="00696f97" officeooo:paragraph-rsid="000cfb2b" fo:background-color="transparent"/>
    </style:style>
    <style:style style:name="P2" style:family="paragraph" style:parent-style-name="Anglais">
      <style:text-properties fo:language="en" fo:country="GB" officeooo:rsid="0062e86e" officeooo:paragraph-rsid="000cfb2b" fo:background-color="transparent"/>
    </style:style>
    <style:style style:name="P3" style:family="paragraph" style:parent-style-name="Anglais">
      <style:text-properties fo:language="en" fo:country="GB" officeooo:rsid="0067953b" officeooo:paragraph-rsid="000cfb2b" fo:background-color="transparent"/>
    </style:style>
    <style:style style:name="P4" style:family="paragraph" style:parent-style-name="Anglais">
      <style:text-properties fo:language="en" fo:country="GB" officeooo:rsid="00686a2b" officeooo:paragraph-rsid="000cfb2b" fo:background-color="transparent"/>
    </style:style>
    <style:style style:name="P5" style:family="paragraph" style:parent-style-name="Anglais">
      <style:text-properties fo:language="en" fo:country="GB" officeooo:rsid="0068ee8b" officeooo:paragraph-rsid="000cfb2b" fo:background-color="transparent"/>
    </style:style>
    <style:style style:name="P6" style:family="paragraph" style:parent-style-name="Anglais">
      <style:text-properties fo:language="en" fo:country="GB" officeooo:rsid="00542560" officeooo:paragraph-rsid="000cfb2b"/>
    </style:style>
    <style:style style:name="P7" style:family="paragraph" style:parent-style-name="Anglais">
      <style:text-properties fo:language="en" fo:country="GB" officeooo:rsid="00547197" officeooo:paragraph-rsid="000cfb2b"/>
    </style:style>
    <style:style style:name="P8" style:family="paragraph" style:parent-style-name="Anglais">
      <style:text-properties fo:language="en" fo:country="GB" officeooo:rsid="005a755f" officeooo:paragraph-rsid="000cfb2b"/>
    </style:style>
    <style:style style:name="P9" style:family="paragraph" style:parent-style-name="Anglais">
      <style:text-properties fo:language="en" fo:country="GB" officeooo:rsid="005bbe64" officeooo:paragraph-rsid="000cfb2b"/>
    </style:style>
    <style:style style:name="P10" style:family="paragraph" style:parent-style-name="Anglais">
      <style:text-properties fo:language="en" fo:country="GB" officeooo:rsid="005cf59d" officeooo:paragraph-rsid="000cfb2b"/>
    </style:style>
    <style:style style:name="P11" style:family="paragraph" style:parent-style-name="Anglais">
      <style:text-properties fo:language="en" fo:country="GB" officeooo:rsid="005d3c7b" officeooo:paragraph-rsid="000cfb2b"/>
    </style:style>
    <style:style style:name="P12" style:family="paragraph" style:parent-style-name="Anglais">
      <style:text-properties fo:language="en" fo:country="GB" officeooo:rsid="005fdfbc" officeooo:paragraph-rsid="000cfb2b"/>
    </style:style>
    <style:style style:name="P13" style:family="paragraph" style:parent-style-name="Anglais">
      <style:text-properties fo:language="en" fo:country="GB" officeooo:rsid="0060c709" officeooo:paragraph-rsid="000cfb2b"/>
    </style:style>
    <style:style style:name="P14" style:family="paragraph" style:parent-style-name="Anglais">
      <style:text-properties fo:language="en" fo:country="GB" officeooo:rsid="00616276" officeooo:paragraph-rsid="000cfb2b"/>
    </style:style>
    <style:style style:name="P15" style:family="paragraph" style:parent-style-name="Anglais">
      <style:text-properties fo:language="en" fo:country="GB" officeooo:rsid="0061d2c6" officeooo:paragraph-rsid="000cfb2b"/>
    </style:style>
    <style:style style:name="P16" style:family="paragraph" style:parent-style-name="Anglais">
      <style:text-properties fo:language="en" fo:country="GB" officeooo:rsid="0062e86e" officeooo:paragraph-rsid="000cfb2b"/>
    </style:style>
    <style:style style:name="P17" style:family="paragraph" style:parent-style-name="Lieux">
      <style:text-properties fo:language="en" fo:country="GB" officeooo:rsid="005358e3" officeooo:paragraph-rsid="000cfb2b"/>
    </style:style>
    <style:style style:name="P18" style:family="paragraph" style:parent-style-name="Titre_20_Chapitre">
      <style:paragraph-properties fo:break-before="page"/>
      <style:text-properties fo:language="en" fo:country="GB" officeooo:rsid="005358e3" officeooo:paragraph-rsid="000cfb2b"/>
    </style:style>
    <style:style style:name="T1" style:family="text">
      <style:text-properties officeooo:rsid="00547197"/>
    </style:style>
    <style:style style:name="T2" style:family="text">
      <style:text-properties officeooo:rsid="01001656"/>
    </style:style>
    <style:style style:name="T3" style:family="text">
      <style:text-properties officeooo:rsid="0055e5e2"/>
    </style:style>
    <style:style style:name="T4" style:family="text">
      <style:text-properties officeooo:rsid="005bbe64"/>
    </style:style>
    <style:style style:name="T5" style:family="text">
      <style:text-properties officeooo:rsid="005cf59d"/>
    </style:style>
    <style:style style:name="T6" style:family="text">
      <style:text-properties officeooo:rsid="005d3c7b"/>
    </style:style>
    <style:style style:name="T7" style:family="text">
      <style:text-properties officeooo:rsid="005fdfbc"/>
    </style:style>
    <style:style style:name="T8" style:family="text">
      <style:text-properties officeooo:rsid="0060c709"/>
    </style:style>
    <style:style style:name="T9" style:family="text">
      <style:text-properties officeooo:rsid="00611c1d"/>
    </style:style>
    <style:style style:name="T10" style:family="text">
      <style:text-properties officeooo:rsid="0061d2c6"/>
    </style:style>
    <style:style style:name="T11" style:family="text">
      <style:text-properties officeooo:rsid="006249c9"/>
    </style:style>
    <style:style style:name="T12" style:family="text">
      <style:text-properties officeooo:rsid="00649bb2"/>
    </style:style>
    <style:style style:name="T13" style:family="text">
      <style:text-properties officeooo:rsid="00649bb2" fo:background-color="transparent" loext:char-shading-value="0"/>
    </style:style>
    <style:style style:name="T14" style:family="text">
      <style:text-properties officeooo:rsid="0067953b" fo:background-color="transparent" loext:char-shading-value="0"/>
    </style:style>
    <style:style style:name="T15" style:family="text">
      <style:text-properties officeooo:rsid="0065f876"/>
    </style:style>
    <style:style style:name="T16" style:family="text">
      <style:text-properties officeooo:rsid="00686a2b"/>
    </style:style>
    <style:style style:name="T17" style:family="text">
      <style:text-properties officeooo:rsid="0068ee8b"/>
    </style:style>
    <style:style style:name="T18" style:family="text">
      <style:text-properties officeooo:rsid="00696f9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8" text:outline-level="1">Chapter 4: The Sorting Ceremony</text:h>
      <text:h text:style-name="P17" text:outline-level="3"><text:bookmark-start text:name="__RefHeading___Toc560_640724020"/>Hogwarts—September 1991<text:bookmark-end text:name="__RefHeading___Toc560_640724020"/></text:h>
      <text:p text:style-name="P6">A few minutes before the Hogwarts Express arrived in Hogsmeade, Vladmir dressed in his robes, observing the Scottish landscape out the window. Mechanically, he straightened his uniform and his tie, so far void of any colour. He was wondering. Vlad knew what <text:span text:style-name="T1">was going to happen for his sorting, and it was stressing as well as amusing him. Stress because, despite all his efforts, he wasn’t sure what is House would be, and amusement because all his close relations had placed bets on that, everyone with solid arguments.</text:span></text:p>
      <text:p text:style-name="P7">According to Largo—the manager for their Court’s games section—large amounts of money were in the pot. Vlad smile widened. Whatever the result, he would win half the benefits, the other half would obviously be for <text:span text:style-name="T2">L</text:span>argo.</text:p>
      <text:p text:style-name="P7">The train stopped and he waited for the desperately loud crowd to get out before doing it himself, his case shrunk down with Hedwig’s cage. Hedwig who hooted, opening a sleepy eye before disappearing in the fabric, as she was used to this strange mode of transport.</text:p>
      <text:p text:style-name="P7">“First years, ev’ry one here? C’mon, follow me. And careful where ye set yer f<text:span text:style-name="T2">oots</text:span>. Let’s go!”</text:p>
      <text:p text:style-name="P7">Vlad sw<text:span text:style-name="T3">ore</text:span> <text:span text:style-name="T3">in Russian when he saw a half-giant leading his future schoolmates while he was not even on the platform and—without running, Katya raised him better than that—he increased his stride. He rapidly caught up with the crowd trudging on a stone path. He gave a faint smile when he gazed at Neville, who was sniffing pathetically. By the way, he seemed to feel that, be cause he winked furtively at Vlad; a wink that clashed with his anxious appearance. What a remarkable actor…</text:span></text:p>
      <text:p text:style-name="P8">After a long walk in what Vlad guessed was a forest, they reached a small beach near a lake, and you could hear delighted exclamations.</text:p>
      <text:p text:style-name="P8">The Russian raised his head. He had to admit the sight was spectacular. Hogwarts stood out against <text:span text:style-name="T4">the night sky, dazzling, imposing, fit for a king, the reflection shimmering in the black lake water. He looked at the dozens of small barques, firmly attached to the pontoon. After the walk, the swimming… O joy!</text:span></text:p>
      <text:p text:style-name="P8">“<text:span text:style-name="T4">N’more than four per boat!” he giant exclaimed, encouraging the first years to climb on board.</text:span></text:p>
      <text:p text:style-name="P9">Vlad was the on the same boat as the Longbottom heir, the Muggle-born girl in the Hogwarts Express, and a ginger boy wearing second-hand robes that strangely reminded him of someone.</text:p>
      <text:p text:style-name="P9">“<text:span text:style-name="T5">Oh! I haven’t introduced myself on the train. Hermione Granger” she cried out, holding her hand out, “I’ve just discovered the magical world, and I’m eager to have our first lessons. I hope I’ll be sorted into Gryffindor or Ravenclaw, and to adapt well.”</text:span></text:p>
      <text:p text:style-name="P9">“<text:span text:style-name="T5">Statistically, half of Muggle-borns get out of the magical world a few years after getting the diploma because of social discrimination. You can adapt well, but you risk having integration problems, let’s qualify the facts. Vlad Kemenov,” he introduced himself, shaking her hand.</text:span></text:p>
      <text:p text:style-name="P10"><text:soft-page-break/>Vlad expressionless face and his grim analysis made her shiver, and she turned pale when she understood the real implications of the young noble’s <text:span text:style-name="T6">words.</text:span></text:p>
      <text:p text:style-name="P10">“<text:span text:style-name="T6">Don’t listen to this evil Death-Eater,” grumbled the ginger boy, “Muggle-borns are well accepted.”</text:span></text:p>
      <text:p text:style-name="P10">“<text:span text:style-name="T6">I am not a Death-Eater, and for you guidance, my mother was Muggle-born, so I don’t have a prejudice. I have just stated a fact.”</text:span></text:p>
      <text:p text:style-name="P11">The ginger boy fell silent, he was obviously hesitating between continuing a pointless debate and showing some common sense. To Vlad’s relief, he chose the second alternative and introduced himself as Ronald Weasley, although mistrust was clear in his stare.</text:p>
      <text:p text:style-name="P11">Weasley… Weasley… The young Kemenov had heard that name, not far from his home, in the east-countries.</text:p>
      <text:p text:style-name="P11">“Weasley, as in Charles Weasley, form Romania?” he asked calmly, the information coming back.</text:p>
      <text:p text:style-name="P11">“<text:span text:style-name="T7">So you know my brother?” exclaimed Ron, his suspicion replaced by a wide smile on his lips, making him look gullible, especially with the stain on his nose.</text:span></text:p>
      <text:p text:style-name="P11">“<text:span text:style-name="T7">Only by name”, Vladmir answered tersely.</text:span></text:p>
      <text:p text:style-name="P12">Well, he wouldn’t tell him that he knew Charlie since he arrived in the Umbrire, the Romanian Court. He was an excellent smuggler <text:span text:style-name="T8">for everything about his area of expertise.</text:span></text:p>
      <text:p text:style-name="P13">Vlad’s comment left them in a heavy silence, the four children lost in their contemplation of the school that was getting closer quickly.</text:p>
      <text:p text:style-name="P13">Very quickly… <text:span text:style-name="T9">Before one could say “Quidditch”, Vlad was at the bottom of a vast staircase, waiting to be allowed in the Great Hall of Hogwarts. Slipping in the shadows, he had the leisure to observe his fellow students, and immediately noticed a young blond boy, with a jutting chin and an arrogant face.</text:span></text:p>
      <text:p text:style-name="P14">Undeniably a Malfoy, surrounded by his courtiers.</text:p>
      <text:p text:style-name="P14">His aunt hadn’t given him many names, choosing to let him discover England’s politics by himself, politics that <text:span text:style-name="T10">was reflected in the prestigious school of Witchcraft and Wizardry. But he was told about the Malfoys. And not for the better… However, she was hesitant about the clan’s heir. Vlad therefore had to make his own mind on the son of one of the dark wizards of England.</text:span></text:p>
      <text:p text:style-name="P15">Vladmir watched him observe as carefully as him the other students, noticing his despising spout to the muggle-born students—who could easily identified by their amazed faces—his visible disgust for Ronald Weasley and Neville Longbottom.</text:p>
      <text:p text:style-name="P15">And then, the emerald-green eyes met the stormy-grey ones. Eyes that were slowly rising, staring at Vlad's scar as the pupils <text:span text:style-name="T11">swelled, only visible sign of his surprise. Then his gaze was conniving and he approached.</text:span></text:p>
      <text:p text:style-name="P15">“<text:span text:style-name="T11">So it was true, I was told Harry Potter was on the train. I am…”</text:span></text:p>
      <text:p text:style-name="P15">“<text:span text:style-name="T11">Draco Lucius Malfoy,” Vlad concluded with a slight smile, straightening up from the wall that he was leaning on, to shake the hand. “However, you are mistaken about my identity, Heir. I am Vladmir Vassilievitch Kemenov.”</text:span></text:p>
      <text:p text:style-name="P16"><text:soft-page-break/>The blond’s still chubby face became tense, nut a spark of understanding rose up in his eyes. Malfoy seemed relatively intelligent, <text:span text:style-name="T12">and aware of some dated magical laws.</text:span></text:p>
      <text:p text:style-name="P16">“<text:span text:style-name="T12">Call me Draco, Heir of the Noble Potter Family.”</text:span></text:p>
      <text:p text:style-name="P16">“<text:span text:style-name="T12">Only if you call me Vladmir”</text:span></text:p>
      <text:p text:style-name="P16">“<text:span text:style-name="T12">I heard Longbottom and a Mudblud talk about you in the train. </text:span><text:span text:style-name="T13">You don’t want to </text:span><text:span text:style-name="T14">go</text:span><text:span text:style-name="T13"> mak</text:span><text:span text:style-name="T14">ing</text:span><text:span text:style-name="T13"> friends with the wrong sort. I can help you there, Vladmir.”</text:span></text:p>
      <text:p text:style-name="P2">“<text:span text:style-name="T15">I think I can tell who the wrong sort are for myself, thanks, Malfoy,” Vlad said coolly, “And if you want our relationship to stay cordial, do not use Mudblud ever again, I am proud of my ancestry.”</text:span></text:p>
      <text:p text:style-name="P3">The Pure-blood immediately realised his mistake, but it <text:span text:style-name="T16">allowed his vis-à-vis to establish his first opinion. Attentive, intelligent, but already full of prejudice. A little Gryffindory, judging by the way he talked without thinking. All the books published on him highlighted the muggle heritage from his mother.</text:span></text:p>
      <text:p text:style-name="P4">After some convoluted apologies — bloody noble not willing to belittle himself to apologise — he accepted, a professor made a quick presentation of the school before leading <text:span text:style-name="T17">them in the Great Hall.</text:span></text:p>
      <text:p text:style-name="P5">He heard from afar the commentary of Granger on the magical ceiling but he was more interested in the array of professors in front of him, especially one…</text:p>
      <text:p text:style-name="P5">Albus Dumbledore seemed weary and particularly old, that evening, and his mood was reverberated in his colleagues’. With a neutral face, Vladmir memorised the aura of the Director, although inside him, his thirst for revenge rose up. He breathed deeply, pushing back feelings he didn’t want to feel for now and took the time to observe his surroundings and the sorting of the other students, until…</text:p>
      <text:p text:style-name="P5">“Kemenov, Vladmir.”</text:p>
      <text:p text:style-name="P5">The young Russian moved forward to the stall, his face devoid of all expression, his deportment absolutely perfect. He noted with satisfaction the <text:span text:style-name="T18">astonishment on Dumbledore’s face who half straitened up in his imperious seat, the sudden hate in the eyes of the dark-haired man, and the interest in those of the one with the strange turban.</text:span></text:p>
      <text:p text:style-name="P1">He sat himself on the wobbly while the Sorting Hat was put down on his head. A sardonic smile stretched his lips. The bets were over.</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Vlad_20_Kemenov" style:display-name="Vlad Kemenov" style:family="paragraph" style:parent-style-name="Text_20_body" style:master-page-name="">
      <loext:graphic-properties draw:fill="none" draw:fill-color="#729fcf"/>
      <style:paragraph-properties style:page-number="auto" fo:background-color="transparent" style:writing-mode="page">
        <style:tab-stops/>
      </style:paragraph-properties>
      <style:text-properties style:font-name="Liberation Serif" fo:font-family="'Liberation Serif'" style:font-family-generic="roman" style:font-pitch="variable" fo:font-weight="normal" style:font-weight-asian="normal" style:font-weight-complex="normal"/>
    </style:style>
    <style:style style:name="Anglais" style:family="paragraph" style:parent-style-name="Vlad_20_Kemenov" style:master-page-name="">
      <loext:graphic-properties draw:fill="none" draw:fill-color="#729fcf"/>
      <style:paragraph-properties fo:margin-top="0cm" fo:margin-bottom="0.247cm" loext:contextual-spacing="false" fo:line-height="120%" fo:text-align="start" style:justify-single-word="false" style:page-number="auto" fo:background-color="transparent" style:shadow="none" style:writing-mode="page">
        <style:tab-stops/>
      </style:paragraph-properties>
      <style:text-properties style:font-name="Liberation Serif" fo:font-family="'Liberation Serif'" style:font-family-generic="roman" style:font-pitch="variable" fo:font-style="normal" fo:font-weight="normal" officeooo:rsid="024b77a2" style:font-size-asian="10.5pt" style:font-style-asian="normal" style:font-weight-asian="normal" style:font-style-complex="normal" style:font-weight-complex="normal"/>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itre_20_Chapitre" style:display-name="Titre Chapitre" style:family="paragraph" style:parent-style-name="Heading_20_1" style:next-style-name="Lieux" style:default-outline-level="1" style:list-style-name="">
      <style:paragraph-properties style:writing-mode="page"/>
      <style:text-properties style:font-size-asian="10.5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Lieux" style:family="paragraph" style:parent-style-name="Heading_20_3" style:next-style-name="Anglais" style:default-outline-level="3" style:list-style-name="">
      <style:paragraph-properties style:writing-mode="pag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7-23T12:59:36.205007352</meta:creation-date>
    <dc:date>2020-07-23T13:01:04.731500881</dc:date>
    <meta:editing-duration>PT1M29S</meta:editing-duration>
    <meta:editing-cycles>2</meta:editing-cycles>
    <meta:generator>LibreOffice/6.4.4.2$Linux_X86_64 LibreOffice_project/40$Build-2</meta:generator>
    <meta:document-statistic meta:table-count="0" meta:image-count="0" meta:object-count="0" meta:page-count="3" meta:paragraph-count="42" meta:word-count="1338" meta:character-count="7860" meta:non-whitespace-character-count="6569"/>
  </office:meta>
</office:document-meta>
</file>